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700000143E80E49EE142C75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66cm" fo:min-width="0.98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66ccff" draw:marker-start-width="0.518cm" draw:marker-end-width="0.518cm" draw:fill="none" draw:textarea-horizontal-align="justify" draw:textarea-vertical-align="middle" draw:auto-grow-height="false" fo:min-height="2.516cm" fo:min-width="5.066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ccff" draw:marker-start-width="0.518cm" draw:marker-end-width="0.518cm" draw:fill="none" draw:textarea-horizontal-align="justify" draw:textarea-vertical-align="middle" draw:auto-grow-height="false" fo:min-height="1.871cm" fo:min-width="1.693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38cm" fo:min-width="0.688cm" fo:padding-top="0.231cm" fo:padding-bottom="0.231cm" fo:padding-left="0.356cm" fo:padding-right="0.356cm"/>
    </style:style>
    <style:style style:name="gr6" style:family="graphic" style:parent-style-name="standard">
      <style:graphic-properties svg:stroke-color="#9900ff" draw:fill-color="#9900ff" draw:textarea-horizontal-align="justify" draw:textarea-vertical-align="middle" draw:auto-grow-height="false" fo:min-height="0.026cm" fo:min-width="0.1cm"/>
    </style:style>
    <style:style style:name="gr7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9900ff" draw:marker-start-width="0.518cm" draw:marker-end-width="0.518cm" draw:fill="none" draw:textarea-horizontal-align="justify" draw:textarea-vertical-align="middle" draw:auto-grow-height="false" fo:min-height="0.238cm" fo:min-width="0cm" fo:padding-top="0.231cm" fo:padding-bottom="0.231cm" fo:padding-left="0.356cm" fo:padding-right="0.356cm"/>
    </style:style>
    <style:style style:name="gr10" style:family="graphic" style:parent-style-name="text">
      <style:graphic-properties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style:style style:name="P4" style:family="paragraph">
      <style:text-properties fo:color="#00ccff" fo:font-size="12pt" style:font-size-asian="12pt" style:font-size-complex="12pt"/>
    </style:style>
    <style:style style:name="P5" style:family="paragraph">
      <style:text-properties fo:color="#ff3333" fo:font-size="12pt" style:font-size-asian="12pt" style:font-size-complex="12pt"/>
    </style:style>
    <style:style style:name="P6" style:family="paragraph">
      <style:text-properties fo:color="#9900ff" fo:font-size="12pt" style:font-size-asian="12pt" style:font-size-complex="12pt"/>
    </style:style>
    <style:style style:name="T1" style:family="text">
      <style:text-properties fo:color="#00ccff"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color="#99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cm" svg:height="18.175cm" svg:x="0.5cm" svg:y="0.406cm">
          <draw:image xlink:href="Pictures/100000000000014700000143E80E49EE142C7531.png" xlink:type="simple" xlink:show="embed" xlink:actuate="onLoad">
            <text:p/>
          </draw:image>
        </draw:frame>
        <draw:custom-shape draw:style-name="gr2" draw:text-style-name="P2" draw:layer="layout" svg:width="2.4cm" svg:height="2.3cm" svg:x="9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1cm" svg:height="3.3cm" svg:x="3.6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cm" svg:height="3.3cm" svg:x="12.601cm" svg:y="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99cm" svg:height="3.299cm" svg:x="4.4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399cm" svg:height="3.299cm" svg:x="15.1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0.4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cm" svg:height="0.829cm" draw:transform="rotate (-1.5706217938697) translate (14.929cm 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9.6cm" svg:y1="16.7cm" svg:x2="10.3cm" svg:y2="16.7cm">
          <text:p/>
        </draw:line>
        <draw:line draw:style-name="gr7" draw:text-style-name="P2" draw:layer="layout" svg:x1="11.8cm" svg:y1="16.7cm" svg:x2="12.5cm" svg:y2="16.7cm">
          <text:p/>
        </draw:line>
        <draw:line draw:style-name="gr7" draw:text-style-name="P2" draw:layer="layout" svg:x1="11.1cm" svg:y1="9.8cm" svg:x2="11.1cm" svg:y2="11cm">
          <text:p/>
        </draw:line>
        <draw:line draw:style-name="gr7" draw:text-style-name="P2" draw:layer="layout" svg:x1="11.1cm" svg:y1="13.3cm" svg:x2="11.1cm" svg:y2="14.5cm">
          <text:p/>
        </draw:line>
        <draw:line draw:style-name="gr8" draw:text-style-name="P2" draw:layer="layout" svg:x1="8.2cm" svg:y1="6.6cm" svg:x2="11.1cm" svg:y2="9.8cm">
          <text:p/>
        </draw:line>
        <draw:line draw:style-name="gr8" draw:text-style-name="P2" draw:layer="layout" svg:x1="11.1cm" svg:y1="9.8cm" svg:x2="14cm" svg:y2="6.6cm">
          <text:p/>
        </draw:line>
        <draw:line draw:style-name="gr8" draw:text-style-name="P2" draw:layer="layout" svg:x1="7.9cm" svg:y1="16.7cm" svg:x2="9.6cm" svg:y2="16.7cm">
          <text:p/>
        </draw:line>
        <draw:line draw:style-name="gr8" draw:text-style-name="P2" draw:layer="layout" svg:x1="12.5cm" svg:y1="16.7cm" svg:x2="14.2cm" svg:y2="16.7cm">
          <text:p/>
        </draw:line>
        <draw:line draw:style-name="gr8" draw:text-style-name="P2" draw:layer="layout" svg:x1="11.1cm" svg:y1="14.5cm" svg:x2="11.1cm" svg:y2="15.2cm">
          <text:p/>
        </draw:line>
        <draw:custom-shape draw:style-name="gr9" draw:text-style-name="P2" draw:layer="layout" svg:width="0.7cm" svg:height="0.7cm" svg:x="10.8cm" svg:y="15.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0" draw:text-style-name="P4" draw:layer="layout" svg:width="4.871cm" svg:height="0.725cm" svg:x="3.6cm" svg:y="2.375cm">
          <draw:text-box>
            <text:p text:style-name="P4"><text:span text:style-name="T1">Spec</text:span><text:span text:style-name="T1">ies; </text:span><text:span text:style-name="T1">Spec</text:span><text:span text:style-name="T1">iesGl</text:span><text:span text:style-name="T1">yph</text:span></text:p>
          </draw:text-box>
        </draw:frame>
        <draw:frame draw:style-name="gr10" draw:text-style-name="P4" draw:layer="layout" svg:width="4.871cm" svg:height="0.725cm" svg:x="13.001cm" svg:y="2.376cm">
          <draw:text-box>
            <text:p text:style-name="P4"><text:span text:style-name="T1">Species; SpeciesGlyph</text:span></text:p>
          </draw:text-box>
        </draw:frame>
        <draw:frame draw:style-name="gr10" draw:text-style-name="P4" draw:layer="layout" svg:width="4.871cm" svg:height="0.725cm" svg:x="3.601cm" svg:y="18.376cm">
          <draw:text-box>
            <text:p text:style-name="P4"><text:span text:style-name="T1">Species; SpeciesGlyph</text:span></text:p>
          </draw:text-box>
        </draw:frame>
        <draw:frame draw:style-name="gr10" draw:text-style-name="P4" draw:layer="layout" svg:width="4.871cm" svg:height="0.725cm" svg:x="14.702cm" svg:y="18.377cm">
          <draw:text-box>
            <text:p text:style-name="P4"><text:span text:style-name="T1">Species; SpeciesGlyph</text:span></text:p>
          </draw:text-box>
        </draw:frame>
        <draw:frame draw:style-name="gr10" draw:text-style-name="P5" draw:layer="layout" svg:width="3.288cm" svg:height="1.199cm" svg:x="9.996cm" svg:y="17.577cm">
          <draw:text-box>
            <text:p text:style-name="P5"><text:span text:style-name="T2">Reaction; </text:span></text:p>
            <text:p text:style-name="P5"><text:span text:style-name="T2">ReactionGlyph</text:span></text:p>
          </draw:text-box>
        </draw:frame>
        <draw:frame draw:style-name="gr10" draw:text-style-name="P5" draw:layer="layout" svg:width="3.288cm" svg:height="1.199cm" svg:x="12.196cm" svg:y="11.578cm">
          <draw:text-box>
            <text:p text:style-name="P5"><text:span text:style-name="T2">Reaction; </text:span></text:p>
            <text:p text:style-name="P5"><text:span text:style-name="T2">ReactionGlyph</text:span></text:p>
          </draw:text-box>
        </draw:frame>
        <draw:frame draw:style-name="gr10" draw:text-style-name="P6" draw:layer="layout" svg:width="5.082cm" svg:height="1.199cm" svg:x="5.199cm" svg:y="8.176cm">
          <draw:text-box>
            <text:p text:style-name="P6"><text:span text:style-name="T3">SpeciesReference; </text:span></text:p>
            <text:p text:style-name="P6"><text:span text:style-name="T3">SpeciesReferenceGlyph</text:span></text:p>
          </draw:text-box>
        </draw:frame>
        <draw:frame draw:style-name="gr10" draw:text-style-name="P6" draw:layer="layout" svg:width="5.082cm" svg:height="1.199cm" svg:x="12.599cm" svg:y="8.177cm">
          <draw:text-box>
            <text:p text:style-name="P6"><text:span text:style-name="T3">SpeciesReference; </text:span></text:p>
            <text:p text:style-name="P6"><text:span text:style-name="T3">SpeciesReferenceGlyph</text:span></text:p>
          </draw:text-box>
        </draw:frame>
        <draw:frame draw:style-name="gr10" draw:text-style-name="P6" draw:layer="layout" svg:width="1.421cm" svg:height="1.199cm" svg:x="8.029cm" svg:y="15.477cm">
          <draw:text-box>
            <text:p text:style-name="P6"><text:span text:style-name="T3">SR; </text:span></text:p>
            <text:p text:style-name="P6"><text:span text:style-name="T3">SRG</text:span></text:p>
          </draw:text-box>
        </draw:frame>
        <draw:frame draw:style-name="gr10" draw:text-style-name="P6" draw:layer="layout" svg:width="1.421cm" svg:height="1.199cm" svg:x="12.83cm" svg:y="15.478cm">
          <draw:text-box>
            <text:p text:style-name="P6"><text:span text:style-name="T3">SR; </text:span></text:p>
            <text:p text:style-name="P6"><text:span text:style-name="T3">SRG</text:span></text:p>
          </draw:text-box>
        </draw:frame>
        <draw:frame draw:style-name="gr10" draw:text-style-name="P6" draw:layer="layout" svg:width="1.679cm" svg:height="1.199cm" svg:x="11.402cm" svg:y="14.479cm">
          <draw:text-box>
            <text:p text:style-name="P6"><text:span text:style-name="T3">MSR; </text:span></text:p>
            <text:p text:style-name="P6"><text:span text:style-name="T3">S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1T17:34:02.051676933</dc:date>
    <meta:editing-duration>PT2H25M17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